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18"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19"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20"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21"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22"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23"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24"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25"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26"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28"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29"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30"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31"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32"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68" style:family="paragraph" style:parent-style-name="Standard" style:list-style-name="L2">
      <style:paragraph-properties fo:text-align="center" style:justify-single-word="false"/>
      <style:text-properties officeooo:paragraph-rsid="0040e881"/>
    </style:style>
    <style:style style:name="P169" style:family="paragraph" style:parent-style-name="Standard" style:list-style-name="L2">
      <style:paragraph-properties fo:text-align="center" style:justify-single-word="false"/>
      <style:text-properties officeooo:paragraph-rsid="004b3e44"/>
    </style:style>
    <style:style style:name="P170" style:family="paragraph" style:parent-style-name="Standard" style:list-style-name="L2">
      <style:paragraph-properties fo:text-align="center" style:justify-single-word="false"/>
      <style:text-properties officeooo:paragraph-rsid="0069de13"/>
    </style:style>
    <style:style style:name="P171" style:family="paragraph" style:parent-style-name="Standard" style:list-style-name="L2">
      <style:paragraph-properties fo:text-align="center" style:justify-single-word="false"/>
      <style:text-properties officeooo:paragraph-rsid="006b2f08"/>
    </style:style>
    <style:style style:name="P172" style:family="paragraph" style:parent-style-name="Standard" style:list-style-name="L2">
      <style:paragraph-properties fo:text-align="center" style:justify-single-word="false"/>
      <style:text-properties officeooo:paragraph-rsid="00776bae"/>
    </style:style>
    <style:style style:name="P173" style:family="paragraph" style:parent-style-name="Standard" style:list-style-name="L2">
      <style:paragraph-properties fo:text-align="center" style:justify-single-word="false"/>
      <style:text-properties officeooo:paragraph-rsid="007e4358"/>
    </style:style>
    <style:style style:name="P174" style:family="paragraph" style:parent-style-name="Standard" style:list-style-name="L2">
      <style:paragraph-properties fo:text-align="center" style:justify-single-word="false"/>
      <style:text-properties officeooo:paragraph-rsid="007f69a9"/>
    </style:style>
    <style:style style:name="P175" style:family="paragraph" style:parent-style-name="Standard" style:list-style-name="L2">
      <style:paragraph-properties fo:text-align="center" style:justify-single-word="false"/>
      <style:text-properties officeooo:paragraph-rsid="0093fa35"/>
    </style:style>
    <style:style style:name="P176" style:family="paragraph" style:parent-style-name="Standard" style:list-style-name="L2">
      <style:paragraph-properties fo:text-align="center" style:justify-single-word="false"/>
      <style:text-properties officeooo:paragraph-rsid="0097c86e"/>
    </style:style>
    <style:style style:name="P177" style:family="paragraph" style:parent-style-name="Standard" style:list-style-name="L2">
      <style:paragraph-properties fo:text-align="center" style:justify-single-word="false"/>
      <style:text-properties officeooo:paragraph-rsid="00a73f40"/>
    </style:style>
    <style:style style:name="P178" style:family="paragraph" style:parent-style-name="Standard" style:list-style-name="L2">
      <style:paragraph-properties fo:text-align="center" style:justify-single-word="false"/>
      <style:text-properties officeooo:paragraph-rsid="00aad7e4"/>
    </style:style>
    <style:style style:name="P179" style:family="paragraph" style:parent-style-name="Standard" style:list-style-name="L2">
      <style:paragraph-properties fo:text-align="center" style:justify-single-word="false"/>
      <style:text-properties officeooo:paragraph-rsid="00db0a33"/>
    </style:style>
    <style:style style:name="P180" style:family="paragraph" style:parent-style-name="Standard" style:list-style-name="L2">
      <style:paragraph-properties fo:text-align="center" style:justify-single-word="false"/>
      <style:text-properties officeooo:paragraph-rsid="00b0c2a1"/>
    </style:style>
    <style:style style:name="P18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8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8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8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8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86"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87" style:family="paragraph" style:parent-style-name="Standard" style:list-style-name="L2">
      <style:paragraph-properties fo:text-align="center" style:justify-single-word="false"/>
      <style:text-properties officeooo:rsid="006b2f08" officeooo:paragraph-rsid="006b2f08"/>
    </style:style>
    <style:style style:name="P188" style:family="paragraph" style:parent-style-name="Standard" style:list-style-name="L2">
      <style:paragraph-properties fo:text-align="center" style:justify-single-word="false"/>
      <style:text-properties officeooo:rsid="00ba476a" officeooo:paragraph-rsid="00ba476a"/>
    </style:style>
    <style:style style:name="P189" style:family="paragraph" style:parent-style-name="Standard" style:list-style-name="L2">
      <style:paragraph-properties fo:text-align="center" style:justify-single-word="false"/>
      <style:text-properties officeooo:rsid="00bf565b" officeooo:paragraph-rsid="00bf565b"/>
    </style:style>
    <style:style style:name="P190" style:family="paragraph" style:parent-style-name="Standard" style:list-style-name="L2">
      <style:paragraph-properties fo:text-align="center" style:justify-single-word="false"/>
      <style:text-properties officeooo:rsid="00c1c5aa" officeooo:paragraph-rsid="00c1c5aa"/>
    </style:style>
    <style:style style:name="P191"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192"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193"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94"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style:style style:name="T71" style:family="text">
      <style:text-properties officeooo:rsid="00e8f423"/>
    </style:style>
    <style:style style:name="T72" style:family="text">
      <style:text-properties officeooo:rsid="00e9f4cb"/>
    </style:style>
    <style:style style:name="T73" style:family="text">
      <style:text-properties officeooo:rsid="00edfe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550040668" text:style-name="L1">
        <text:list-header>
          <text:p text:style-name="P9">Comptia A+ Study guide</text:p>
          <text:p text:style-name="P9"/>
        </text:list-header>
      </text:list>
      <text:p text:style-name="P2">Comptia A+ Cert. <text:span text:style-name="T1">1001</text:span></text:p>
      <text:p text:style-name="P3"/>
      <text:list xml:id="list716832514"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4">You can buy PC repair tool kits.</text:p>
            </text:list-item>
            <text:list-item>
              <text:p text:style-name="P54">There are kits for mobile devices.</text:p>
            </text:list-item>
            <text:list-item>
              <text:p text:style-name="P54">Use a voltage tester or volt-ohm meter to test input voltage.</text:p>
            </text:list-item>
            <text:list-item>
              <text:p text:style-name="P54">Always carry multiple thumb drives.</text:p>
              <text:p text:style-name="P55"/>
            </text:list-item>
          </text:list>
        </text:list-item>
        <text:list-item>
          <text:p text:style-name="P16">Troubleshooting theory</text:p>
          <text:list>
            <text:list-item>
              <text:p text:style-name="P55">The system unit provides processing and storage.</text:p>
            </text:list-item>
            <text:list-item>
              <text:p text:style-name="P55">Common input devices include keyboards, mice, and scanners.</text:p>
            </text:list-item>
            <text:list-item>
              <text:p text:style-name="P55">Common output devices include monitors, printers, and speakers.</text:p>
              <text:list>
                <text:list-item>
                  <text:p text:style-name="P56">Step 1: Identify the problem</text:p>
                </text:list-item>
                <text:list-item>
                  <text:p text:style-name="P56">Step 2: Establish a theory to determine cause</text:p>
                </text:list-item>
                <text:list-item>
                  <text:p text:style-name="P56">Step 3: Test the theory to determine cause</text:p>
                </text:list-item>
                <text:list-item>
                  <text:p text:style-name="P56">Step 4: Establish a plan of action to resolve the problem and implement the solution</text:p>
                </text:list-item>
                <text:list-item>
                  <text:p text:style-name="P56">Step 5: Verify the full system functionality and, if applicable, implemnt preventative measures.</text:p>
                </text:list-item>
                <text:list-item>
                  <text:p text:style-name="P56">Step 6: document finding, actions, and outcome.</text:p>
                </text:list-item>
              </text:list>
              <text:p text:style-name="P55"/>
            </text:list-item>
          </text:list>
        </text:list-item>
        <text:list-item>
          <text:p text:style-name="P55"/>
          <text:list>
            <text:list-header>
              <text:p text:style-name="P55"/>
            </text:list-header>
          </text:list>
          <text:p text:style-name="P66"/>
          <text:p text:style-name="P11">Section <text:span text:style-name="T3">3</text:span> Notes</text:p>
          <text:p text:style-name="P19">Chapter 2: the visible computer</text:p>
        </text:list-item>
        <text:list-item>
          <text:p text:style-name="P57">The system unit contains the motherboard, CPU, RAM and hard drives; everything other device is a peripheral.</text:p>
        </text:list-item>
        <text:list-item>
          <text:p text:style-name="P58">Monitors and web cameras provide visual output.</text:p>
        </text:list-item>
        <text:list-item>
          <text:p text:style-name="P58">Keyboards, mice, and game controllers provide input.</text:p>
        </text:list-item>
        <text:list-item>
          <text:p text:style-name="P58">Printers create paper output.</text:p>
        </text:list-item>
        <text:list-item>
          <text:p text:style-name="P58">Speakers and headsets make audio output.</text:p>
          <text:p text:style-name="P117">External Connections</text:p>
        </text:list-item>
        <text:list-item>
          <text:p text:style-name="P59">Make sure you can recognize all the rear desktop connections, including USB, network, power, video, and audio.</text:p>
        </text:list-item>
        <text:list-item>
          <text:p text:style-name="P59">Be familiar with common front desktop connections.</text:p>
        </text:list-item>
        <text:list-item>
          <text:p text:style-name="P59">Make sure you can identify common connections on laptops.</text:p>
          <text:p text:style-name="P118"/>
          <text:p text:style-name="P118"><text:soft-page-break/>Inside The PC</text:p>
        </text:list-item>
        <text:list-item>
          <text:p text:style-name="P60">Recognize the position and shape of power supplies and video cards.</text:p>
        </text:list-item>
        <text:list-item>
          <text:p text:style-name="P60">Be familiar with the parts of the motherboard.</text:p>
        </text:list-item>
        <text:list-item>
          <text:p text:style-name="P60">Make sure you can recognize the function of core components : RAM sticks, CPU, M.2 SSDs, and hard drives.</text:p>
        </text:list-item>
        <text:list-item>
          <text:p text:style-name="P60">Understand the function of expansion slots.</text:p>
          <text:p text:style-name="P119">What is a Computer?</text:p>
        </text:list-item>
        <text:list-item>
          <text:p text:style-name="P61">A computer gets work or play done.</text:p>
        </text:list-item>
        <text:list-item>
          <text:p text:style-name="P61">A computer will have a CPU, RAM, mass storage, and an operating system.</text:p>
        </text:list-item>
        <text:list-item>
          <text:p text:style-name="P61">Laptops, mobile devices, and the internet of things (IoT) devices are all computers.</text:p>
          <text:p text:style-name="P12">Section <text:span text:style-name="T4">4</text:span> Notes</text:p>
          <text:p text:style-name="P121">Chapter <text:span text:style-name="T4">3</text:span>: <text:span text:style-name="T4">CPU’s</text:span></text:p>
          <text:p text:style-name="P123">What is a CPU?</text:p>
        </text:list-item>
        <text:list-item>
          <text:p text:style-name="P125">Central processing units run programs.</text:p>
        </text:list-item>
        <text:list-item>
          <text:p text:style-name="P125">Every CPU has internal features to process commands.</text:p>
        </text:list-item>
        <text:list-item>
          <text:p text:style-name="P125">Every CPU runs code based on a specific machine language.</text:p>
        </text:list-item>
        <text:list-item>
          <text:p text:style-name="P125">CPU’s use pipelines to optimize the processing commands.</text:p>
          <text:p text:style-name="P167">C<text:span text:style-name="T5">PUs cores and Speeds</text:span></text:p>
        </text:list-item>
        <text:list-item>
          <text:p text:style-name="P124">CPUs have a clock spe<text:span text:style-name="T6">e</text:span>d, commonly measured in GHz (billions of cycles/sec)</text:p>
        </text:list-item>
        <text:list-item>
          <text:p text:style-name="P124">CPUs come in primarily two makes Intel and AMD</text:p>
        </text:list-item>
        <text:list-item>
          <text:p text:style-name="P124">CPUs take a system speed and multiply it to reach the Max CPU speed.</text:p>
        </text:list-item>
        <text:list-item>
          <text:p text:style-name="P124">Single CPUs often have multiple cores.</text:p>
          <text:p text:style-name="P20">Caching</text:p>
        </text:list-item>
        <text:list-item>
          <text:p text:style-name="P127">CPU caching works between RAM and the CPU</text:p>
        </text:list-item>
        <text:list-item>
          <text:p text:style-name="P127">Cache is built into the CPU</text:p>
        </text:list-item>
        <text:list-item>
          <text:p text:style-name="P127">It’s common to have three caches in a CPU: L1, L2, and L3</text:p>
        </text:list-item>
      </text:list>
      <text:p text:style-name="P5">CPU Sockets</text:p>
      <text:list xml:id="list1413354388" text:style-name="L3">
        <text:list-item>
          <text:p text:style-name="P126">CPU sockets are the mount where a CPU connects to the motherboard.</text:p>
        </text:list-item>
        <text:list-item>
          <text:p text:style-name="P126">CPUs micro-architectures </text:p>
        </text:list-item>
        <text:list-item>
          <text:p text:style-name="P126">Many different CPUs come from a single <text:span text:style-name="T7">micro-architecture.</text:span></text:p>
        </text:list-item>
        <text:list-item>
          <text:p text:style-name="P126">There are specific CPU socket packages covered on the A+.</text:p>
        </text:list-item>
      </text:list>
      <text:list xml:id="list806326354" text:style-name="L4">
        <text:list-item>
          <text:p text:style-name="P128">LGA 1151 – Mainstream type socket. Lot of middle of the road CPU’s have this and some others as we go moving into the enthusiast side.</text:p>
        </text:list-item>
        <text:list-item>
          <text:p text:style-name="P129">LGA 2066 – Enthusiast world. Higher CPUs use this socket (I9’s etc)</text:p>
        </text:list-item>
        <text:list-item>
          <text:p text:style-name="P129">AM4 – Neck and neck with LGA 1151 in terms of mainstream and being slightly on the enthusiast side.</text:p>
        </text:list-item>
        <text:list-item>
          <text:p text:style-name="P130">TR4 – Used on enthusiast and high end work stations today.</text:p>
          <text:p text:style-name="P17">Installing a CPU</text:p>
        </text:list-item>
        <text:list-item>
          <text:p text:style-name="P131">Makre sure you have the right socket and speed CPU for your motherboard.</text:p>
        </text:list-item>
        <text:list-item>
          <text:p text:style-name="P131">Always use thermal paste between the CPU and the fan.</text:p>
        </text:list-item>
        <text:list-item>
          <text:p text:style-name="P131">Connect the fan to a power source.</text:p>
          <text:p text:style-name="P18"><text:soft-page-break/>L<text:span text:style-name="T8">iquid Cooling</text:span></text:p>
        </text:list-item>
        <text:list-item>
          <text:p text:style-name="P132">Third party fans are often more efficient than OEM fans.</text:p>
        </text:list-item>
        <text:list-item>
          <text:p text:style-name="P132">Liquid cooling uses a pump, a radiator and a cooling block with liquid to remove heat.</text:p>
        </text:list-item>
        <text:list-item>
          <text:p text:style-name="P132">Liquid cooling reduces fan noise.</text:p>
        </text:list-item>
      </text:list>
      <text:list xml:id="list15039460998773" text:continue-list="list716832514" text:style-name="L2">
        <text:list-header>
          <text:p text:style-name="P11">Section <text:span text:style-name="T3">5</text:span> Notes</text:p>
          <text:p text:style-name="P122">Chapter <text:span text:style-name="T9">5</text:span>: <text:span text:style-name="T9">RAM</text:span></text:p>
          <text:p text:style-name="P21">R<text:span text:style-name="T10">am Technology</text:span></text:p>
        </text:list-header>
        <text:list-item>
          <text:p text:style-name="P133">Different motherboards support a specific RAM technology.</text:p>
        </text:list-item>
        <text:list-item>
          <text:p text:style-name="P133">The technologies on the comptia a+ are DDR, DDR2, DDR3 and DDR4.</text:p>
        </text:list-item>
        <text:list-item>
          <text:p text:style-name="P133">We measure RAM speeds using DDR or PC ratings.</text:p>
        </text:list-item>
        <text:list-item>
          <text:p text:style-name="P133">Multiply a DDR speed by eight to get the PC speed.</text:p>
          <text:p text:style-name="P22">Ram Capacity</text:p>
        </text:list-item>
        <text:list-item>
          <text:p text:style-name="P134">Every stick of RAM has a specific <text:span text:style-name="T11">capacity.</text:span></text:p>
        </text:list-item>
        <text:list-item>
          <text:p text:style-name="P134">RAM comes in single- and double-sided versions</text:p>
        </text:list-item>
        <text:list-item>
          <text:p text:style-name="P134">Motherboards offer multichannel memory</text:p>
        </text:list-item>
        <text:list-item>
          <text:p text:style-name="P134">RAM should be identical in the same channel.</text:p>
          <text:p text:style-name="P168"><text:span text:style-name="T13">Ram </text:span><text:span text:style-name="T14">Features</text:span></text:p>
        </text:list-item>
        <text:list-item>
          <text:p text:style-name="P135">SO-DiMM – For smaller form factors where long ram sticks wont fit.</text:p>
          <text:list>
            <text:list-item>
              <text:p text:style-name="P136">Just cause they are SO-DIMM everything else said about ram remains unchanged. Simply a smaller form of ram.</text:p>
            </text:list-item>
          </text:list>
        </text:list-item>
        <text:list-item>
          <text:p text:style-name="P137">SPD – Chip allows you to query <text:span text:style-name="T26">RAM</text:span></text:p>
          <text:list>
            <text:list-item>
              <text:p text:style-name="P138">CPU-Z has SPD settings that allow you to take advantage of this type of RAM.</text:p>
            </text:list-item>
          </text:list>
        </text:list-item>
        <text:list-item>
          <text:p text:style-name="P138">Parity and ECC RAM <text:span text:style-name="T27">c</text:span>ontain extra chips to check for RAM errors.</text:p>
        </text:list-item>
        <text:list-item>
          <text:p text:style-name="P138">ECC RAM is only for motherboards that support it.</text:p>
        </text:list-item>
        <text:list-item>
          <text:p text:style-name="P138">SO-DIMMS are for smaller spaces</text:p>
        </text:list-item>
        <text:list-item>
          <text:p text:style-name="P138">Almost all RAM has SPD chip that stores information about the RAM stick.</text:p>
        </text:list-item>
        <text:list-item>
          <text:p text:style-name="P138">Tools like CPU-Z read SPD informatio<text:span text:style-name="T28">n</text:span>.</text:p>
          <text:p text:style-name="P23"><text:span text:style-name="T12">I</text:span>nstalling RAM</text:p>
        </text:list-item>
        <text:list-item>
          <text:p text:style-name="P139">Use the motherboard book to make sure you’re installing the right RAM capacity and speed.</text:p>
        </text:list-item>
        <text:list-item>
          <text:p text:style-name="P139">Line up the notch and drop the RAM straight into the slot.</text:p>
        </text:list-item>
        <text:list-item>
          <text:p text:style-name="P139">Watch when the system boots to verify the system sees the installed RAM</text:p>
        </text:list-item>
        <text:list-item>
          <text:p text:style-name="P139">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69"><text:span text:style-name="T35">Chapter </text:span><text:span text:style-name="T38">5</text:span><text:span text:style-name="T35">: </text:span><text:span text:style-name="T36">Firmware</text:span></text:p>
          <text:p text:style-name="P53"><text:span text:style-name="T45">W</text:span><text:span text:style-name="T44">hat is a BIOS?</text:span></text:p>
        </text:list-item>
        <text:list-item>
          <text:p text:style-name="P140">BIOS is programming. It is code burned to a chip.</text:p>
          <text:list>
            <text:list-item>
              <text:p text:style-name="P140">Not software (burnt to magnetic media)</text:p>
            </text:list-item>
          </text:list>
        </text:list-item>
        <text:list-item>
          <text:p text:style-name="P140">Power-On Self- Test (POST)</text:p>
        </text:list-item>
        <text:list-item>
          <text:p text:style-name="P140">System Setup (CMOS)</text:p>
        </text:list-item>
        <text:list-item>
          <text:p text:style-name="P141">BIOS programming enables interation with motherboard before OS loads.</text:p>
        </text:list-item>
        <text:list-item>
          <text:p text:style-name="P141">BIOS is stored in nonvolatile media, thus called firmware.</text:p>
        </text:list-item>
        <text:list-item>
          <text:p text:style-name="P141">POST routines are built intro firmware.</text:p>
        </text:list-item>
        <text:list-item>
          <text:p text:style-name="P141">The System Setup utility is also part of the firmware.</text:p>
          <text:p text:style-name="P26">POST</text:p>
        </text:list-item>
        <text:list-item>
          <text:p text:style-name="P142">CPU’s power good wire receives voltage, talks to the BIOS, and runs Power On Self Test (POST).</text:p>
          <text:list>
            <text:list-item>
              <text:p text:style-name="P142">POST is a call to all PC components to run internal diagnostics and report results back.</text:p>
            </text:list-item>
            <text:list-item>
              <text:p text:style-name="P142">When a POST finishes successfully you will hear one beep upon start up.</text:p>
            </text:list-item>
            <text:list-item>
              <text:p text:style-name="P143">Depending on what reports back as not running correctly there are several beep codes.</text:p>
            </text:list-item>
          </text:list>
        </text:list-item>
        <text:list-item>
          <text:p text:style-name="P143">POST runs at boot, requesting devices to self check.</text:p>
        </text:list-item>
        <text:list-item>
          <text:p text:style-name="P143"><text:soft-page-break/>POST errors manifest as specific beep codes or display (text) codes.</text:p>
        </text:list-item>
        <text:list-item>
          <text:p text:style-name="P143">POST cards enable testing of “dead” computers.</text:p>
          <text:p text:style-name="P27">System Setup</text:p>
        </text:list-item>
        <text:list-item>
          <text:p text:style-name="P144">Unified Extensible Firmware Interface (UEFI).</text:p>
          <text:list>
            <text:list-item>
              <text:p text:style-name="P145">UEFI replaces traditional 16-bit BIOS in modern systems.</text:p>
            </text:list-item>
          </text:list>
        </text:list-item>
        <text:list-item>
          <text:p text:style-name="P145">The System Setup enables custom information about changeable devices.</text:p>
        </text:list-item>
        <text:list-item>
          <text:p text:style-name="P145">System Setup enables changes to CPU frequencies, RAM timings, BIOS passwords, boot option, and more.</text:p>
          <text:p text:style-name="P28">Troubleshooting firmware</text:p>
        </text:list-item>
        <text:list-item>
          <text:p text:style-name="P146">Complementary metal-oxide-semiconductor (CMOS).</text:p>
          <text:list>
            <text:list-item>
              <text:p text:style-name="P147">Back then if changes were made to BIOS through System Settings it was saved in tiny CMOS chip (very small space, 64K etc).</text:p>
            </text:list-item>
          </text:list>
        </text:list-item>
        <text:list-item>
          <text:p text:style-name="P148">Single Flash ROM chips (Flash Memory)</text:p>
          <text:list>
            <text:list-item>
              <text:p text:style-name="P148">Today this is the type of BIOS that is commonly seen.</text:p>
            </text:list-item>
            <text:list-item>
              <text:p text:style-name="P148">Flash ROM can be flashed if BIOS is to be updated.</text:p>
            </text:list-item>
          </text:list>
        </text:list-item>
        <text:list-item>
          <text:p text:style-name="P149">Real-Time Clock (RTC)</text:p>
        </text:list-item>
        <text:list-item>
          <text:p text:style-name="P150">CMOS Battery</text:p>
          <text:list>
            <text:list-item>
              <text:p text:style-name="P150">Every motherboard has a built in battery.</text:p>
            </text:list-item>
            <text:list-item>
              <text:p text:style-name="P151">Say you have multiple computers synchronized to a certain time and they are completely disconnected from a power source CMOS battery continues to keep track of time.</text:p>
            </text:list-item>
            <text:list-item>
              <text:p text:style-name="P152">If you don’t have a great battery your time will slow down. <text:span text:style-name="T46">(Ex. Computer is 20 minutes behind from other computers, could be a sign of failing CMOS </text:span></text:p>
            </text:list-item>
            <text:list-item>
              <text:p text:style-name="P152"><text:span text:style-name="T46">battery</text:span><text:span text:style-name="T47">).</text:span></text:p>
            </text:list-item>
          </text:list>
        </text:list-item>
        <text:list-item>
          <text:p text:style-name="P153">Flashing the ROM updates the firmware on flash chip.</text:p>
          <text:list>
            <text:list-item>
              <text:p text:style-name="P154">Make sure you have good power. You cannot lose power during this step. Can ruin motherboard. (UPS is a good recommendation).</text:p>
            </text:list-item>
            <text:list-item>
              <text:p text:style-name="P155">BIOS flash image. Big reason for updating BIOS is for motherboard to handle new CPU’s.</text:p>
            </text:list-item>
            <text:list-item>
              <text:p text:style-name="P156">One way is to copy BIOS flash image to thumb drive and connect to PC and select file though system settings. New motherboards have an option to go through the internet directly.</text:p>
            </text:list-item>
            <text:list-item>
              <text:p text:style-name="P157">Make sure you have a good reason to want to upgrade BIOS. It is a risky procedure so make sure it is worth it.</text:p>
            </text:list-item>
          </text:list>
        </text:list-item>
        <text:list-item>
          <text:p text:style-name="P157">The real-time clock battery keep system time without external power.</text:p>
        </text:list-item>
        <text:list-item>
          <text:p text:style-name="P157">System Setup allows for changes; exit without saving is an option.</text:p>
        </text:list-item>
        <text:list-item>
          <text:p text:style-name="P157">Reset Sytem Setup for defaults.</text:p>
        </text:list-item>
        <text:list-item>
          <text:p text:style-name="P157">Flash the ROM chip to update firmware.</text:p>
          <text:p text:style-name="P29"/>
        </text:list-item>
      </text:list>
      <text:p text:style-name="P6"/>
      <text:p text:style-name="P6"/>
      <text:list xml:id="list15039274151284" text:continue-numbering="true" text:style-name="L2">
        <text:list-header>
          <text:p text:style-name="P29"><text:soft-page-break/>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181">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15038741425896" text:continue-numbering="true" text:style-name="L2">
        <text:list-header>
          <text:p text:style-name="P11">Section <text:span text:style-name="T3">7</text:span> Notes</text:p>
          <text:p text:style-name="P170"><text:soft-page-break/><text:span text:style-name="T35">Chapter </text:span><text:span text:style-name="T40">6</text:span><text:span text:style-name="T35">: </text:span><text:span text:style-name="T37">Motherboards</text:span></text:p>
          <text:p text:style-name="P52"><text:span text:style-name="T50">F</text:span><text:span text:style-name="T49">orm Factors</text:span></text:p>
        </text:list-header>
        <text:list-item>
          <text:p text:style-name="P158">Motherboards and cases follow standardized form factors.</text:p>
        </text:list-item>
        <text:list-item>
          <text:p text:style-name="P158">Common form factors: ATX, microATX, Mini-ITX.</text:p>
        </text:list-item>
        <text:list-item>
          <text:p text:style-name="P158">Power supplies offer standardized connectors.<text:span text:style-name="T51">\</text:span></text:p>
          <text:p text:style-name="P35">Chipsets</text:p>
        </text:list-item>
        <text:list-item>
          <text:p text:style-name="P171"><text:span text:style-name="T54">C</text:span><text:span text:style-name="T53">hipsets combine functions from many single-function chips</text:span></text:p>
        </text:list-item>
        <text:list-item>
          <text:p text:style-name="P159">Early chipsets offered Northbridge and Southbridge</text:p>
        </text:list-item>
        <text:list-item>
          <text:p text:style-name="P159">Modern chipsets feature Southbridge(CPU handles Northbridge functions).</text:p>
        </text:list-item>
        <text:list-item>
          <text:p text:style-name="P187"><text:span text:style-name="T52">Chipsets define RAM </text:span><text:span text:style-name="T55">capacity</text:span><text:span text:style-name="T52">, USB </text:span><text:span text:style-name="T55">capabilities</text:span><text:span text:style-name="T52">, and much more.</text:span></text:p>
          <text:p text:style-name="P36">Touring the Motherboard</text:p>
        </text:list-item>
        <text:list-item>
          <text:p text:style-name="P160">The motherboard manual provides essential setup information.</text:p>
        </text:list-item>
        <text:list-item>
          <text:p text:style-name="P160">Motherboards come with cables, standard connectors, and more.</text:p>
        </text:list-item>
        <text:list-item>
          <text:p text:style-name="P160">PCIe is the most common expansion bus, it offers multiple lanes.</text:p>
        </text:list-item>
        <text:list-item>
          <text:p text:style-name="P25">Motherboard is riddled with voltage regulator modules and capacitors to adjust voltages.</text:p>
          <text:list>
            <text:list-item>
              <text:p text:style-name="P161">Power supplies provide 12V, 5V and 3.3V to the system. System then breaks down those 3 voltages into hundreds of different voltages.</text:p>
            </text:list-item>
            <text:list-item>
              <text:p text:style-name="P161">Capacitors would adjust 3.3V to 1.3V for one pin, 2.1V for another etc.</text:p>
            </text:list-item>
          </text:list>
          <text:p text:style-name="P37">Touring The Case</text:p>
        </text:list-item>
        <text:list-item>
          <text:p text:style-name="P162"><text:span text:style-name="T51">C</text:span>ases offer standardized standouts for mounting various motherboard form factors.</text:p>
        </text:list-item>
        <text:list-item>
          <text:p text:style-name="P162">Better cases offer cable management features.</text:p>
        </text:list-item>
        <text:list-item>
          <text:p text:style-name="P162">Pick a case that has support for number and type of drives needed.</text:p>
          <text:p text:style-name="P38">Installing a motherboard</text:p>
        </text:list-item>
        <text:list-item>
          <text:p text:style-name="P163">Install and test CPU and RAM on motherboard before putting in case.</text:p>
        </text:list-item>
        <text:list-item>
          <text:p text:style-name="P163">Install I/O shield and triple check standoff positions.</text:p>
        </text:list-item>
        <text:list-item>
          <text:p text:style-name="P163">Mount motherboard and connect motherboard cables.</text:p>
        </text:list-item>
        <text:list-item>
          <text:p text:style-name="P163">Use the motherboard manual if necessary.</text:p>
          <text:p text:style-name="P31"/>
          <text:p text:style-name="P172"><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182">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73"><text:span text:style-name="T48">Which is it best to do before mounting the motherboard in the case?</text:span><text:span text:style-name="T31">​</text:span></text:p>
        </text:list-item>
        <text:list-item>
          <text:p text:style-name="P173"><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174"><text:span text:style-name="T35">Chapter </text:span><text:span text:style-name="T37">7</text:span><text:span text:style-name="T35">: </text:span><text:span text:style-name="T39">Power Supplies</text:span></text:p>
          <text:p text:style-name="P174"><text:soft-page-break/><text:span text:style-name="T18">The </text:span><text:span text:style-name="T19">P</text:span><text:span text:style-name="T18">ower Supply</text:span></text:p>
        </text:list-item>
        <text:list-item>
          <text:p text:style-name="P62"><text:span text:style-name="T56">P</text:span>rovides 12V, 5V, and 3.3V.</text:p>
        </text:list-item>
        <text:list-item>
          <text:p text:style-name="P63">Power supplies transform AC f<text:span text:style-name="T57">rom</text:span> wall outlet to DC for the computer.</text:p>
        </text:list-item>
        <text:list-item>
          <text:p text:style-name="P63">Standard connectors for motherboard are 20-24 pin ATX and 4-8 pin P4</text:p>
        </text:list-item>
        <text:list-item>
          <text:p text:style-name="P63">Use Molex and SATA connectors for peripherals and drives.</text:p>
          <text:p text:style-name="P64"><text:span text:style-name="T18">M</text:span><text:span text:style-name="T15">ounting The Power Supply</text:span></text:p>
        </text:list-item>
        <text:list-item>
          <text:p text:style-name="P67">Mount the power supply in the PC case with four screws.</text:p>
        </text:list-item>
        <text:list-item>
          <text:p text:style-name="P67">Orient the power supply so fans draw air from system</text:p>
        </text:list-item>
        <text:list-item>
          <text:p text:style-name="P67">Connect motherboard primary and secondary power</text:p>
        </text:list-item>
        <text:list-item>
          <text:p text:style-name="P67">Modular PSUs offer less cable clutter than non-modular PSUs.</text:p>
          <text:p text:style-name="P39">Choosing a Power Supply</text:p>
        </text:list-item>
        <text:list-item>
          <text:p text:style-name="P68">Volts x Amps = Watts.</text:p>
        </text:list-item>
        <text:list-item>
          <text:p text:style-name="P69">Get a PSU with a little more wattage than your system needs</text:p>
        </text:list-item>
        <text:list-item>
          <text:p text:style-name="P69">Shop for higher- efficiency power supplies.</text:p>
        </text:list-item>
        <text:list-item>
          <text:p text:style-name="P69">Modular power supplies cut down on cable clutter.</text:p>
          <text:p text:style-name="P40">Cooling your PC</text:p>
        </text:list-item>
        <text:list-item>
          <text:p text:style-name="P70">Overheat = Reboot.</text:p>
        </text:list-item>
        <text:list-item>
          <text:p text:style-name="P70">4 pin CPU fan connectors are better known as PWM connectors.</text:p>
        </text:list-item>
        <text:list-item>
          <text:p text:style-name="P70">A heat sink draws heat from electrical components.</text:p>
        </text:list-item>
        <text:list-item>
          <text:p text:style-name="P70">Fans blow heated air through and out of the system.</text:p>
        </text:list-item>
        <text:list-item>
          <text:p text:style-name="P70">Fan speed and noise can be controlled through firmware or software.</text:p>
          <text:p text:style-name="P41">Troubleshooting Power Supplies</text:p>
        </text:list-item>
        <text:list-item>
          <text:p text:style-name="P71">Best way to troubleshoot a power supply is to test it.</text:p>
          <text:list>
            <text:list-item>
              <text:p text:style-name="P71">They have useful power supplies testers which tell you how much voltage is coming from all the connections.</text:p>
            </text:list-item>
          </text:list>
        </text:list-item>
        <text:list-item>
          <text:p text:style-name="P73">Multi-meter V with squiggle = AC.</text:p>
        </text:list-item>
        <text:list-item>
          <text:p text:style-name="P74">Multi-meter V with line and three dots = DC.</text:p>
        </text:list-item>
        <text:list-item>
          <text:p text:style-name="P75">Power supplies die fast with burning smell, smoke, or both.</text:p>
        </text:list-item>
        <text:list-item>
          <text:p text:style-name="P75">Power supplies die slowly and cause intermittent problems.</text:p>
        </text:list-item>
        <text:list-item>
          <text:p text:style-name="P75">Use PSUs tester or <text:span text:style-name="T58">multi-meter</text:span> to test power supplies.</text:p>
          <text:p text:style-name="P175"><text:span text:style-name="T20">Troubleshooting </text:span><text:span text:style-name="T21">Core Components</text:span></text:p>
        </text:list-item>
        <text:list-item>
          <text:p text:style-name="P76">If you have a booting system and through messing with the system settings it is unbootable (or user password is unknown) consider setting off the CMOS jumper.</text:p>
          <text:list>
            <text:list-item>
              <text:p text:style-name="P76">CMOS jumper erases ass system settings and reverts to defaults.</text:p>
            </text:list-item>
            <text:list-item>
              <text:p text:style-name="P77">Incorrectly installed CPUs or RAM can make it seem like your PC is dead.</text:p>
            </text:list-item>
            <text:list-item>
              <text:p text:style-name="P77">Install core components and test before mounting into the case.</text:p>
            </text:list-item>
            <text:list-item>
              <text:p text:style-name="P77">Errors in System Setup can cause a dead PC; try clearing the CMOS jumper.</text:p>
            </text:list-item>
            <text:list-item>
              <text:p text:style-name="P77">Windows offers memory diagnostic tools to help with potentially bad RAM.</text:p>
            </text:list-item>
          </text:list>
          <text:p text:style-name="P42"/>
          <text:p text:style-name="P42"/>
          <text:p text:style-name="P42"/>
          <text:p text:style-name="P176"><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183">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76"><text:span text:style-name="T30">Unexpected noise coming from inside a running computer likely comes from what?</text:span><text:span text:style-name="T31"> </text:span></text:p>
        </text:list-item>
        <text:list-item>
          <text:p text:style-name="P176"><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1"/>
                </text:list-header>
              </text:list>
            </text:list-item>
          </text:list>
          <text:p text:style-name="P11"><text:soft-page-break/>Section <text:span text:style-name="T3">9</text:span> Notes</text:p>
          <text:p text:style-name="P177"><text:span text:style-name="T35">Chapter </text:span><text:span text:style-name="T41">8</text:span><text:span text:style-name="T35">: </text:span><text:span text:style-name="T41">Mass Storage Technologies</text:span></text:p>
          <text:p text:style-name="P43">Introduction to Mass Storag<text:span text:style-name="T59">e</text:span></text:p>
        </text:list-item>
        <text:list-item>
          <text:p text:style-name="P78">There are many types of mass storage used today, including hard drives, solid state drives, and optical media.</text:p>
        </text:list-item>
        <text:list-item>
          <text:p text:style-name="P78">Regardless of the media your operating system sees mass storage as a string of logical block addresses.</text:p>
        </text:list-item>
        <text:list-item>
          <text:p text:style-name="P78">There is a difference between decimal values and IEC values.</text:p>
          <text:p text:style-name="P44">Magnetic Disk Drives</text:p>
        </text:list-item>
        <text:list-item>
          <text:p text:style-name="P79">Advanced Technology Attachment (ATA)</text:p>
          <text:list>
            <text:list-item>
              <text:p text:style-name="P79">Language of hard drives/Magnetic disk drives.</text:p>
            </text:list-item>
          </text:list>
        </text:list-item>
        <text:list-item>
          <text:p text:style-name="P80">Parallel ATA (PATA) </text:p>
          <text:list>
            <text:list-item>
              <text:p text:style-name="P80">Long dead, not on comptia exam anymore. <text:span text:style-name="T60">Won’t see this unless you are working on a really old computer.</text:span></text:p>
            </text:list-item>
          </text:list>
        </text:list-item>
        <text:list-item>
          <text:p text:style-name="P81">What we see today is Serial ATA (SATA)</text:p>
        </text:list-item>
        <text:list-item>
          <text:p text:style-name="P81">eSATA – Sata connection, but used externally. </text:p>
          <text:list>
            <text:list-item>
              <text:p text:style-name="P81">With advancements in USB eSATA is not as popular as it once was.</text:p>
            </text:list-item>
            <text:list-item>
              <text:p text:style-name="P81">Adding a eSATA expansion card to a system makes it easier to use eSATA devices. <text:span text:style-name="T61">On more modern motherboards.</text:span></text:p>
            </text:list-item>
          </text:list>
        </text:list-item>
        <text:list-item>
          <text:p text:style-name="P82">Magnetic disk drives use spinning platters to store data via magnetism and read/write heads.</text:p>
        </text:list-item>
        <text:list-item>
          <text:p text:style-name="P82">Hard disk drives come in 3.5”, 2.5”, and 1.8” physical sizes.</text:p>
        </text:list-item>
        <text:list-item>
          <text:p text:style-name="P82">We use the Advanced Technology Attachment protocol to communicate with hard disk drives.</text:p>
        </text:list-item>
        <text:list-item>
          <text:p text:style-name="P82">The dominant ATA is called Serial ATA (SATA).</text:p>
          <text:p text:style-name="P82"/>
          <text:p text:style-name="P44">Solid State Drives</text:p>
        </text:list-item>
        <text:list-item>
          <text:p text:style-name="P83">Memory is broken down into blocks, pages contain blocks. A single chip may contain hundreds to thousands of pages.</text:p>
        </text:list-item>
        <text:list-item>
          <text:p text:style-name="P188"><text:span text:style-name="T63">C</text:span><text:span text:style-name="T62">ome in a number of sizes.</text:span></text:p>
          <text:list>
            <text:list-item>
              <text:p text:style-name="P84">Most common is 2.5”. </text:p>
            </text:list-item>
            <text:list-item>
              <text:p text:style-name="P188"><text:span text:style-name="T64">M</text:span><text:span text:style-name="T62">.2 SSD is also common in modern systems.</text:span></text:p>
            </text:list-item>
          </text:list>
        </text:list-item>
        <text:list-item>
          <text:p text:style-name="P85">SSD’s are much faster than HDD’s.</text:p>
        </text:list-item>
        <text:list-item>
          <text:p text:style-name="P86">Non-Volatile Memory Express (NVMe).</text:p>
          <text:list>
            <text:list-item>
              <text:p text:style-name="P189"><text:span text:style-name="T62">Manifest usually as M.2. </text:span><text:span text:style-name="T65">Much faster than SATA.</text:span></text:p>
            </text:list-item>
            <text:list-item>
              <text:p text:style-name="P190"><text:span text:style-name="T65">S</text:span><text:span text:style-name="T62">olid state drives (SSD’s) store data using chips; tehre are no moving parts.</text:span></text:p>
            </text:list-item>
            <text:list-item>
              <text:p text:style-name="P87">Data is stored in blocks and pages.</text:p>
            </text:list-item>
            <text:list-item>
              <text:p text:style-name="P87">SSD’s come in traditional 3.5” and 2.5” sizes, but also come in M.2 format.</text:p>
            </text:list-item>
            <text:list-item>
              <text:p text:style-name="P87">Some SSD’s use the very fast NVMe protocol instead of SATA for increased performance.</text:p>
            </text:list-item>
          </text:list>
        </text:list-item>
      </text:list>
      <text:p text:style-name="P7"/>
      <text:list xml:id="list15039615810775" text:continue-numbering="true" text:style-name="L2">
        <text:list-header>
          <text:p text:style-name="P44">SCSI</text:p>
        </text:list-header>
        <text:list-item>
          <text:p text:style-name="P88">Parallel ATA – A bunch of parallel wires talking to each other a the same time. Outdated for the most part and only seen on old machines.</text:p>
        </text:list-item>
        <text:list-item>
          <text:p text:style-name="P88">Small Computer System Interface (iSCSI)</text:p>
          <text:list>
            <text:list-item>
              <text:p text:style-name="P89">SCSI devices connected via ethernet cables.</text:p>
            </text:list-item>
            <text:list-item>
              <text:p text:style-name="P90">Developed around the same time as ATA. Competing languages.</text:p>
            </text:list-item>
          </text:list>
        </text:list-item>
        <text:list-item>
          <text:p text:style-name="P91">Serial Attached SCSI (SAS)</text:p>
        </text:list-item>
        <text:list-item>
          <text:p text:style-name="P92"><text:soft-page-break/>The Small Computer Systems Interface (SCSI) is an ancient standard that still has great support.</text:p>
        </text:list-item>
        <text:list-item>
          <text:p text:style-name="P92">The old parallel SCSI is long gone, but the SCSI language lives on in serial SCSI versions.</text:p>
        </text:list-item>
        <text:list-item>
          <text:p text:style-name="P92">Two modern SCSI standards are SAS (Serial Attached SCSI) and iSCSI.</text:p>
          <text:p text:style-name="P44">Boot Order</text:p>
        </text:list-item>
        <text:list-item>
          <text:p text:style-name="P93">When a system boots, it looks for a bootable device.</text:p>
        </text:list-item>
        <text:list-item>
          <text:p text:style-name="P93">It’s important to make sure the system looks for correct boot devices.</text:p>
        </text:list-item>
        <text:list-item>
          <text:p text:style-name="P93">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193">Which interface is the fastest?</text:p>
          <text:list>
            <text:list-item>
              <text:p text:style-name="P194"><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184">Serial Attached SCSI (SAS) uses the SATA connector with the SCSI command language. M.2 is a connector interface and form factor. SSCSI and SASI are made up terms. </text:p>
              <text:p text:style-name="P184"/>
            </text:list-item>
          </text:list>
        </text:list-item>
        <text:list-item>
          <text:p text:style-name="P34"><text:span text:style-name="T29">Running SCSI commands over Ethernet is called __________?</text:span> </text:p>
          <text:list>
            <text:list-item>
              <text:p text:style-name="P34"><text:span text:style-name="T32">iSCSI uses SCSI commands sent over Ethernet. SCSIi, eSCSI, and SCSIe are made up terms.</text:span> </text:p>
            </text:list-item>
          </text:list>
        </text:list-item>
        <text:list-item>
          <text:p text:style-name="P186">Which cannot be <text:s/>set as the first boot choice? </text:p>
        </text:list-item>
        <text:list-item>
          <text:p text:style-name="P185">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2"/>
                </text:list-header>
              </text:list>
            </text:list-item>
          </text:list>
          <text:p text:style-name="P11">Section <text:span text:style-name="T3">10</text:span> Notes</text:p>
          <text:p text:style-name="P178"><text:span text:style-name="T35">Chapter </text:span><text:span text:style-name="T42">9</text:span><text:span text:style-name="T35">: </text:span><text:span text:style-name="T42">Implementing Mass Storage</text:span></text:p>
          <text:p text:style-name="P46">New installation – First Drive</text:p>
        </text:list-item>
        <text:list-item>
          <text:p text:style-name="P94">The first drive on a system relies on the OS install program to <text:span text:style-name="T68">provide</text:span> partition and format functions.</text:p>
        </text:list-item>
        <text:list-item>
          <text:p text:style-name="P94">The <text:span text:style-name="T68">partitioning</text:span> and formatting tools in installation programs provide a subset of tools when compared with their main tools.</text:p>
        </text:list-item>
        <text:list-item>
          <text:p text:style-name="P95">Installation tools may provide features not normally seen anywhere else (such as swap file creation).</text:p>
          <text:p text:style-name="P47">RAID</text:p>
        </text:list-item>
        <text:list-item>
          <text:p text:style-name="P96">R<text:span text:style-name="T69">AID</text:span> 0 – Striping. Piece of document is shared between 2 hard drives. If one hard drive fails all data is lost essentially as you are missing important pieces of said document.</text:p>
        </text:list-item>
        <text:list-item>
          <text:p text:style-name="P96">R<text:span text:style-name="T69">AID</text:span> 1 - <text:s/>Mirroring. Copy of document is saved on both drives. Safer data storage essentially although it is rather redundant. </text:p>
        </text:list-item>
        <text:list-item>
          <text:p text:style-name="P97">RAID provides speed and/or redundancy.</text:p>
        </text:list-item>
        <text:list-item>
          <text:p text:style-name="P179"><text:span text:style-name="T66">RAID 0 (striping) provides <text:s/></text:span><text:span text:style-name="T67">speed</text:span><text:span text:style-name="T66">.</text:span></text:p>
        </text:list-item>
        <text:list-item>
          <text:p text:style-name="P97">RAID 1 (mirroring) provides r<text:span text:style-name="T70">edundancy.</text:span></text:p>
        </text:list-item>
        <text:list-item>
          <text:p text:style-name="P98">RAID 5 and 6 (Striping with parity) provides speed and redundancy.</text:p>
        </text:list-item>
        <text:list-item>
          <text:p text:style-name="P98">RAID 5 can only lose one drive in the array; RAID 6 can lose two.</text:p>
          <text:p text:style-name="P99"/>
          <text:p text:style-name="P48">Hardware RAID</text:p>
        </text:list-item>
        <text:list-item>
          <text:p text:style-name="P100">Hardware RAID requires a controller to configure the RAID arrays.</text:p>
        </text:list-item>
        <text:list-item>
          <text:p text:style-name="P100">Hardware RAID has its own BIOS that comes with a special system setup to configure the RAID array.</text:p>
        </text:list-item>
        <text:list-item>
          <text:p text:style-name="P100">The completed array looks like a dingle drive to the operating system.</text:p>
          <text:p text:style-name="P49">Mass Storage Troubleshooting</text:p>
        </text:list-item>
        <text:list-item>
          <text:p text:style-name="P101">1. Back it up! - Make a backup of whatever your working on before its too late or too expensive!.</text:p>
        </text:list-item>
        <text:list-item>
          <text:p text:style-name="P101">2 – Mental Reinstall – If its a new device you just installed and its not doing what you want it to go through the installation steps mentally and make sure you did not forget anything.</text:p>
        </text:list-item>
        <text:list-item>
          <text:p text:style-name="P101">3 – Triple check – Check everything twice and once more to make sure! A lot of times things not working comes from forgetting a simple step in configuration or installation.</text:p>
        </text:list-item>
        <text:list-item>
          <text:p text:style-name="P102">RAID not found / not working – Make sure that it was even installed. Make sure RAID is active, make sure you have the correct drivers for the specific system etc.</text:p>
        </text:list-item>
        <text:list-item>
          <text:p text:style-name="P103">Always back up important data before troubleshooting mass storage.</text:p>
        </text:list-item>
        <text:list-item>
          <text:p text:style-name="P103">Use a mental process of installation to make sure all the installation steps have taken place.</text:p>
        </text:list-item>
        <text:list-item>
          <text:p text:style-name="P103">Review the many symptoms in the episode!</text:p>
        </text:list-item>
      </text:list>
      <text:p text:style-name="P8"/>
      <text:p text:style-name="P8"/>
      <text:list xml:id="list15040684460692" text:continue-numbering="true" text:style-name="L2">
        <text:list-header>
          <text:p text:style-name="P50"/>
          <text:p text:style-name="P178"><text:soft-page-break/><text:span text:style-name="T23">Implementing Mass Storage </text:span><text:span text:style-name="T24">Quiz</text:span></text:p>
        </text:list-header>
        <text:list-item>
          <text:p text:style-name="P120">What is the minimum number of drives to perform RAID 5? </text:p>
        </text:list-item>
        <text:list-item>
          <text:p text:style-name="P191">It takes a minimum of three drives to create a RAID 5 array. </text:p>
        </text:list-item>
        <text:list-item>
          <text:p text:style-name="P120">What is the maximum number of drive failures under RAID 6 at which the array will still function? </text:p>
        </text:list-item>
        <text:list-item>
          <text:p text:style-name="P191">A RAID 6 array will function with up to two drive failures. </text:p>
        </text:list-item>
        <text:list-item>
          <text:p text:style-name="P45">Which is an example of a hardware RAID controller? </text:p>
        </text:list-item>
        <text:list-item>
          <text:p text:style-name="P192">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192">RAID 10 requires 4 drives. </text:p>
        </text:list-item>
        <text:list-item>
          <text:p text:style-name="P45">Which is most likely the result of a corrupted operating system? </text:p>
        </text:list-item>
        <text:list-item>
          <text:p text:style-name="P192">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80"><text:span text:style-name="T35">Chapter </text:span><text:span text:style-name="T43">10</text:span><text:span text:style-name="T35">: </text:span><text:span text:style-name="T43">Essential Peripherals</text:span></text:p>
          <text:p text:style-name="P51">Optical Media</text:p>
        </text:list-item>
        <text:list-item>
          <text:p text:style-name="P105">Compact discs (CDs) store 650-700 MB of data</text:p>
        </text:list-item>
        <text:list-item>
          <text:p text:style-name="P105">Digital video/versatile discs (DVDs) store from 4.37 GB to 15.9 GB</text:p>
        </text:list-item>
        <text:list-item>
          <text:p text:style-name="P105">Blu-ray Discs (Bds) store 25 GB to 50 GB</text:p>
        </text:list-item>
        <text:list-item>
          <text:p text:style-name="P105">All optical media comes in read only memory <text:s/>(ROM), write-once (R), and write-many (RW/RE) versions.</text:p>
          <text:p text:style-name="P51">USB Standards</text:p>
        </text:list-item>
        <text:list-item>
          <text:p text:style-name="P65">USB 1.0 – (1.5 Mbps)</text:p>
        </text:list-item>
        <text:list-item>
          <text:p text:style-name="P106">USB 1.1 – <text:span text:style-name="T71">(</text:span><text:span text:style-name="T72">1</text:span>2Mbps<text:span text:style-name="T71">)</text:span></text:p>
        </text:list-item>
        <text:list-item>
          <text:p text:style-name="P107">USB 2.0 (480 Mbps)</text:p>
        </text:list-item>
        <text:list-item>
          <text:p text:style-name="P108">USB 3.0 – (5Gbps)</text:p>
        </text:list-item>
        <text:list-item>
          <text:p text:style-name="P109">USB 3.1 Gen1 – (5 Gbps)</text:p>
        </text:list-item>
        <text:list-item>
          <text:p text:style-name="P110">USB 3.1 Gen 2 (10 Gbps)</text:p>
        </text:list-item>
        <text:list-item>
          <text:p text:style-name="P111">Universal Serial Bus (USB) 1.1 comes in 1.5 Mbps and 12 Mbps; USB 2.0 runs at 480 Mbps</text:p>
        </text:list-item>
        <text:list-item>
          <text:p text:style-name="P111">USB 3.0 runs at 5 Gbps; USB 3.1 runs at 10 Gbps</text:p>
        </text:list-item>
        <text:list-item>
          <text:p text:style-name="P111">USB connectors often use colors to show versions</text:p>
        </text:list-item>
        <text:list-item>
          <text:p text:style-name="P111">USB connectors come in many types: Type-A, Type-B, Type-C, standard, mini. And micro.</text:p>
          <text:p text:style-name="P51">Understanding USB</text:p>
        </text:list-item>
        <text:list-item>
          <text:p text:style-name="P112">All USB devices connect to USB controllers built into the motherboard of the system; the USB controller is in charge of all connected USB devices.</text:p>
        </text:list-item>
        <text:list-item>
          <text:p text:style-name="P112">This creates an upstream/downstream concept.</text:p>
        </text:list-item>
        <text:list-item>
          <text:p text:style-name="P112">USB type-A connectors plug into downstream USB ports; USB Type-B connectors plug into upstream USB ports on peripherals.</text:p>
          <text:p text:style-name="P51">Configuring USB</text:p>
        </text:list-item>
        <text:list-item>
          <text:p text:style-name="P113">USB devices must have a device driver.</text:p>
        </text:list-item>
        <text:list-item>
          <text:p text:style-name="P113">Operating systems come with thousands of built-in device drivers.</text:p>
        </text:list-item>
        <text:list-item>
          <text:p text:style-name="P113">In some cases, you may need to download the correct driver for a USB device from the internet.</text:p>
        </text:list-item>
        <text:list-item>
          <text:p text:style-name="P113"><text:soft-page-break/>You can disable USB ports through the system settings as well as use a USB lock.</text:p>
          <text:list>
            <text:list-item>
              <text:p text:style-name="P113">Designed to watch <text:span text:style-name="T73">over your USB ports. Not allow people to use USB ports but also whitelists things running on your USB ports.</text:span></text:p>
              <text:p text:style-name="P113"/>
            </text:list-item>
          </text:list>
          <text:p text:style-name="P51"/>
          <text:p text:style-name="P51">Thunder and Lightning</text:p>
        </text:list-item>
        <text:list-item>
          <text:p text:style-name="P114">Thunderbolt 1 – 10 Gbits/s (x2 channels)</text:p>
        </text:list-item>
        <text:list-item>
          <text:p text:style-name="P114">Thunderbolt 2 – 20 Gbits/s</text:p>
        </text:list-item>
        <text:list-item>
          <text:p text:style-name="P114">Thunderbolt 3 – 40 Gbits/s</text:p>
        </text:list-item>
        <text:list-item>
          <text:p text:style-name="P115">Lightning is exclusive to apple, proprietary.</text:p>
        </text:list-item>
        <text:list-item>
          <text:p text:style-name="P116">Thunderbolt is a general purpose I/O port that runs at 10 Gbps up to 40 Gbps.</text:p>
        </text:list-item>
        <text:list-item>
          <text:p text:style-name="P116">Thunderbolt uses a mini DisplayPort or a USB C connector.</text:p>
        </text:list-item>
        <text:list-item>
          <text:p text:style-name="P116">The lightning standard is exclusive to Apple products.</text:p>
        </text:list-item>
        <text:list-item>
          <text:p text:style-name="P116">Lightning uses a proprietary lightning connector.</text:p>
          <text:p text:style-name="P51">Keyboards and Mice</text:p>
        </text:list-item>
        <text:list-item>
          <text:p text:style-name="P165">KVM switch – (For keyboard, video, and mouse).</text:p>
        </text:list-item>
        <text:list-item>
          <text:p text:style-name="P166">Keyboards use either a USB or PS/2 connections </text:p>
        </text:list-item>
        <text:list-item>
          <text:p text:style-name="P166">Mice almost exclusively use USB</text:p>
        </text:list-item>
        <text:list-item>
          <text:p text:style-name="P166">Game controller often have a proprietary connection that requires a converter.</text:p>
        </text:list-item>
        <text:list-item>
          <text:p text:style-name="P166">Keyboard, video, mouse (KVM) switches enable multiple computers to share a single keyboard, monitor, and mouse.</text:p>
          <text:p text:style-name="P51">Sight and Sound</text:p>
        </text:list-item>
        <text:list-item>
          <text:p text:style-name="P164"/>
          <text:p text:style-name="P51">Readers and Scanners</text:p>
        </text:list-item>
        <text:list-item>
          <text:p text:style-name="P164"/>
          <text:p text:style-name="P51">Using Expansion Cards</text:p>
        </text:list-item>
        <text:list-item>
          <text:p text:style-name="P164"/>
          <text:p text:style-name="P51">Essential Peripherals Quiz</text:p>
        </text:list-item>
        <text:list-item>
          <text:p text:style-name="P104"/>
          <text:p text:style-name="P51"/>
          <text:p text:style-name="P11">Section <text:span text:style-name="T3">12</text:span> Notes</text:p>
          <text:p text:style-name="P11">Section <text:span text:style-name="T3">13</text:span> Notes</text:p>
          <text:p text:style-name="P11">Section <text:span text:style-name="T3">14</text:span> Notes</text:p>
          <text:p text:style-name="P11">Section <text:span text:style-name="T3">15</text:span> Notes</text:p>
          <text:p text:style-name="P11">Section <text:span text:style-name="T3">16</text:span> Notes</text:p>
          <text:p text:style-name="P11"><text:soft-page-break/>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4T01:50:38.355000000</dc:date>
    <meta:editing-duration>P1DT12H6M54S</meta:editing-duration>
    <meta:editing-cycles>197</meta:editing-cycles>
    <meta:generator>LibreOffice/6.4.4.2$Windows_X86_64 LibreOffice_project/3d775be2011f3886db32dfd395a6a6d1ca2630ff</meta:generator>
    <meta:document-statistic meta:table-count="0" meta:image-count="0" meta:object-count="0" meta:page-count="16" meta:paragraph-count="472" meta:word-count="5638" meta:character-count="31098" meta:non-whitespace-character-count="26234"/>
  </office:meta>
</office:document-meta>
</file>